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7"/>
    <style:style style:name="ce3" style:family="table-cell" style:parent-style-name="Default" style:data-style-name="N60">
      <style:text-properties style:font-name="Liberation Sans" style:font-name-asian="WenQuanYi Zen Hei" style:font-name-complex="FreeSans"/>
    </style:style>
    <style:style style:name="ce4" style:family="table-cell" style:parent-style-name="Default" style:data-style-name="N121"/>
    <style:style style:name="ce5" style:family="table-cell" style:parent-style-name="Default" style:data-style-name="N122"/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o</text:p>
          </table:table-cell>
          <table:table-cell office:value-type="float" office:value="2601" calcext:value-type="float">
            <text:p>26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table:style-name="ce1" office:value-type="float" office:value="1.66E-027" calcext:value-type="float">
            <text:p>1.66E-0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i</text:p>
          </table:table-cell>
          <table:table-cell office:value-type="float" office:value="6.941" calcext:value-type="float">
            <text:p>6.941</text:p>
          </table:table-cell>
          <table:table-cell table:number-columns-repeated="2"/>
          <table:table-cell office:value-type="string" calcext:value-type="string">
            <text:p>vzorek na 14</text:p>
          </table:table-cell>
          <table:table-cell table:number-columns-repeated="4"/>
          <table:table-cell office:value-type="string" calcext:value-type="string">
            <text:p>uhel vzorku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float" office:value="18.998" calcext:value-type="float">
            <text:p>18.998</text:p>
          </table:table-cell>
          <table:table-cell table:number-columns-repeated="2"/>
          <table:table-cell office:value-type="string" calcext:value-type="string">
            <text:p>uhel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2*[.$C$11]*SIN([.K5]/180*PI())" office:value-type="float" office:value="35.260596946333" calcext:value-type="float">
            <text:p>35.2605969463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if</text:p>
          </table:table-cell>
          <table:table-cell table:formula="of:=[.C5]+[.C4]" office:value-type="float" office:value="25.939" calcext:value-type="float">
            <text:p>25.9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table:formula="of:=2*[.$C$11]*SIN([.K6]/180*PI())" office:value-type="float" office:value="38.7763140108677" calcext:value-type="float">
            <text:p>38.776314010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2*[.$C$11]*SIN([.K7]/180*PI())" office:value-type="float" office:value="42.2890781089619" calcext:value-type="float">
            <text:p>42.289078109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formula="of:=[.C3]/2/[.C2]*[.C6]" office:value-type="float" office:value="8.27734332948866E-030" calcext:value-type="float">
            <text:p>8.27734332948866E-03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table:formula="of:=2*[.$C$11]*SIN([.K8]/180*PI())" office:value-type="float" office:value="45.7986217300292" calcext:value-type="float">
            <text:p>45.79862173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2*[.$C$11]*SIN([.K9]/180*PI())" office:value-type="float" office:value="49.3046776087352" calcext:value-type="float">
            <text:p>49.3046776087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POWER([.C8];1/3)" office:value-type="float" office:value="0.000000000202284989116683" calcext:value-type="float">
            <text:p>2.02284989116683E-01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formula="of:=2*[.$C$11]*SIN([.K10]/180*PI())" office:value-type="float" office:value="52.8069787453505" calcext:value-type="float">
            <text:p>52.806978745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10]*10^12" office:value-type="float" office:value="202.284989116683" calcext:value-type="float">
            <text:p>202.2849891167</text:p>
          </table:table-cell>
          <table:table-cell office:value-type="string" calcext:value-type="string">
            <text:p>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2*[.$C$11]*SIN([.K11]/180*PI())" office:value-type="float" office:value="56.3052584260839" calcext:value-type="float">
            <text:p>56.305258426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formula="of:=2*[.$C$11]*SIN([.K12]/180*PI())" office:value-type="float" office:value="59.7992502433934" calcext:value-type="float">
            <text:p>59.799250243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99792458" calcext:value-type="float">
            <text:p>29979245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2*[.$C$11]*SIN([.K13]/180*PI())" office:value-type="float" office:value="63.2886881162746" calcext:value-type="float">
            <text:p>63.2886881163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style-name="ce1" office:value-type="float" office:value="4.13566766E-015" calcext:value-type="float">
            <text:p>4.14E-015</text:p>
          </table:table-cell>
          <table:table-cell office:value-type="string" calcext:value-type="string">
            <text:p>eV*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formula="of:=2*[.$C$11]*SIN([.K14]/180*PI())" office:value-type="float" office:value="66.7733063105237" calcext:value-type="float">
            <text:p>66.7733063105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.5" calcext:value-type="float">
            <text:p>26.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2*[.$C$11]*SIN([.K15]/180*PI())" office:value-type="float" office:value="70.2528394589739" calcext:value-type="float">
            <text:p>70.252839459</text:p>
          </table:table-cell>
          <table:table-cell office:value-type="float" office:value="1673" calcext:value-type="float">
            <text:p>16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" office:value-type="float" office:value="10973000" calcext:value-type="float">
            <text:p>1.10E+007</text:p>
          </table:table-cell>
          <table:table-cell office:value-type="string" calcext:value-type="string">
            <text:p>m-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44" calcext:value-type="float">
            <text:p>1744</text:p>
          </table:table-cell>
          <table:table-cell table:number-columns-repeated="3"/>
          <table:table-cell office:value-type="float" office:value="10.5" calcext:value-type="float">
            <text:p>10.5</text:p>
          </table:table-cell>
          <table:table-cell table:formula="of:=2*[.$C$11]*SIN([.K16]/180*PI())" office:value-type="float" office:value="73.7270225817043" calcext:value-type="float">
            <text:p>73.7270225817</text:p>
          </table:table-cell>
          <table:table-cell office:value-type="float" office:value="2159" calcext:value-type="float">
            <text:p>215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.5" calcext:value-type="float">
            <text:p>27.5</text:p>
          </table:table-cell>
          <table:table-cell office:value-type="float" office:value="2602" calcext:value-type="float">
            <text:p>260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2*[.$C$11]*SIN([.K17]/180*PI())" office:value-type="float" office:value="77.1955911062194" calcext:value-type="float">
            <text:p>77.1955911062</text:p>
          </table:table-cell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3" office:value-type="float" office:value="1.6021766208E-019" calcext:value-type="float">
            <text:p>1.60E-01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95" calcext:value-type="float">
            <text:p>2695</text:p>
          </table:table-cell>
          <table:table-cell table:number-columns-repeated="3"/>
          <table:table-cell office:value-type="float" office:value="11.5" calcext:value-type="float">
            <text:p>11.5</text:p>
          </table:table-cell>
          <table:table-cell table:formula="of:=2*[.$C$11]*SIN([.K18]/180*PI())" office:value-type="float" office:value="80.6582808875968" calcext:value-type="float">
            <text:p>80.6582808876</text:p>
          </table:table-cell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.5" calcext:value-type="float">
            <text:p>28.5</text:p>
          </table:table-cell>
          <table:table-cell office:value-type="float" office:value="2259" calcext:value-type="float">
            <text:p>225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2*[.$C$11]*SIN([.K19]/180*PI())" office:value-type="float" office:value="84.1148282286034" calcext:value-type="float">
            <text:p>84.1148282286</text:p>
          </table:table-cell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1464" calcext:value-type="float">
            <text:p>1464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table:formula="of:=2*[.$C$11]*SIN([.K20]/180*PI())" office:value-type="float" office:value="87.5649698997766" calcext:value-type="float">
            <text:p>87.5649698998</text:p>
          </table:table-cell>
          <table:table-cell office:value-type="float" office:value="2669" calcext:value-type="float">
            <text:p>266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.5" calcext:value-type="float">
            <text:p>29.5</text:p>
          </table:table-cell>
          <table:table-cell office:value-type="float" office:value="866" calcext:value-type="float">
            <text:p>86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2*[.$C$11]*SIN([.K21]/180*PI())" office:value-type="float" office:value="91.0084431594704" calcext:value-type="float">
            <text:p>91.0084431595</text:p>
          </table:table-cell>
          <table:table-cell office:value-type="float" office:value="2663" calcext:value-type="float">
            <text:p>266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13.5" calcext:value-type="float">
            <text:p>13.5</text:p>
          </table:table-cell>
          <table:table-cell table:formula="of:=2*[.$C$11]*SIN([.K22]/180*PI())" office:value-type="float" office:value="94.4449857738641" calcext:value-type="float">
            <text:p>94.4449857739</text:p>
          </table:table-cell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2*[.$C$11]*SIN([.K23]/180*PI())" office:value-type="float" office:value="97.8743360369325" calcext:value-type="float">
            <text:p>97.8743360369</text:p>
          </table:table-cell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lfa</text:p>
          </table:table-cell>
          <table:table-cell table:formula="of:=[.C27]*0.000000000001" office:value-type="float" office:value="0.000000000158078084148004" calcext:value-type="float">
            <text:p>1.58078084148004E-01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4.5" calcext:value-type="float">
            <text:p>14.5</text:p>
          </table:table-cell>
          <table:table-cell table:formula="of:=2*[.$C$11]*SIN([.K24]/180*PI())" office:value-type="float" office:value="101.296232790376" calcext:value-type="float">
            <text:p>101.2962327904</text:p>
          </table:table-cell>
          <table:table-cell office:value-type="float" office:value="2137" calcext:value-type="float">
            <text:p>21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beta</text:p>
          </table:table-cell>
          <table:table-cell table:formula="of:=[.C28]*0.000000000001" office:value-type="float" office:value="0.000000000144984913547078" calcext:value-type="float">
            <text:p>1.44984913547078E-01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2*[.$C$11]*SIN([.K25]/180*PI())" office:value-type="float" office:value="104.710415443508" calcext:value-type="float">
            <text:p>104.7104154435</text:p>
          </table:table-cell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el chyb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.5" calcext:value-type="float">
            <text:p>15.5</text:p>
          </table:table-cell>
          <table:table-cell table:formula="of:=2*[.$C$11]*SIN([.K26]/180*PI())" office:value-type="float" office:value="108.116623993101" calcext:value-type="float">
            <text:p>108.1166239931</text:p>
          </table:table-cell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bdaalfa</text:p>
          </table:table-cell>
          <table:table-cell table:formula="of:=[.L41]" office:value-type="float" office:value="158.078084148004" calcext:value-type="float">
            <text:p>158.078084148</text:p>
          </table:table-cell>
          <table:table-cell office:value-type="string" calcext:value-type="string">
            <text:p>pm</text:p>
          </table:table-cell>
          <table:table-cell table:formula="of:=2/[.L41]" office:value-type="float" office:value="0.0126519751980765" calcext:value-type="float">
            <text:p>0.012651975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2*[.$C$11]*SIN([.K27]/180*PI())" office:value-type="float" office:value="111.514599043186" calcext:value-type="float">
            <text:p>111.5145990432</text:p>
          </table:table-cell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bdabeta</text:p>
          </table:table-cell>
          <table:table-cell table:formula="of:=[.L37]" office:value-type="float" office:value="144.984913547079" calcext:value-type="float">
            <text:p>144.9849135471</text:p>
          </table:table-cell>
          <table:table-cell office:value-type="string" calcext:value-type="string">
            <text:p>pm</text:p>
          </table:table-cell>
          <table:table-cell table:formula="of:=2/[.L37]" office:value-type="float" office:value="0.0137945386941971" calcext:value-type="float">
            <text:p>0.013794538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6.5" calcext:value-type="float">
            <text:p>16.5</text:p>
          </table:table-cell>
          <table:table-cell table:formula="of:=2*[.$C$11]*SIN([.K28]/180*PI())" office:value-type="float" office:value="114.904081824808" calcext:value-type="float">
            <text:p>114.9040818248</text:p>
          </table:table-cell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bs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2*[.$C$11]*SIN([.K29]/180*PI())" office:value-type="float" office:value="118.28481421573" calcext:value-type="float">
            <text:p>118.2848142157</text:p>
          </table:table-cell>
          <table:table-cell office:value-type="float" office:value="1544" calcext:value-type="float">
            <text:p>15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alfa</text:p>
          </table:table-cell>
          <table:table-cell table:formula="of:=1/[.C27]*10^12" office:value-type="float" office:value="6325987599.03825" calcext:value-type="float">
            <text:p>6325987599.03825</text:p>
          </table:table-cell>
          <table:table-cell office:value-type="string" calcext:value-type="string">
            <text:p>m-1</text:p>
          </table:table-cell>
          <table:table-cell table:formula="of:=[.C30]*[.E27]" office:value-type="float" office:value="80036238.2063713" calcext:value-type="float">
            <text:p>80036238.206371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table:formula="of:=2*[.$C$11]*SIN([.K30]/180*PI())" office:value-type="float" office:value="121.656538760091" calcext:value-type="float">
            <text:p>121.6565387601</text:p>
          </table:table-cell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beta</text:p>
          </table:table-cell>
          <table:table-cell table:formula="of:=1/[.C28]*10^12" office:value-type="float" office:value="6897269347.09857" calcext:value-type="float">
            <text:p>6897269347.09857</text:p>
          </table:table-cell>
          <table:table-cell office:value-type="string" calcext:value-type="string">
            <text:p>m-1</text:p>
          </table:table-cell>
          <table:table-cell table:formula="of:=[.C31]*[.E28]" office:value-type="float" office:value="95144648.8928509" calcext:value-type="float">
            <text:p>95144648.892850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2*[.$C$11]*SIN([.K31]/180*PI())" office:value-type="float" office:value="125.018998688013" calcext:value-type="float">
            <text:p>125.018998688</text:p>
          </table:table-cell>
          <table:table-cell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.5" calcext:value-type="float">
            <text:p>18.5</text:p>
          </table:table-cell>
          <table:table-cell table:formula="of:=2*[.$C$11]*SIN([.K32]/180*PI())" office:value-type="float" office:value="128.371937935154" calcext:value-type="float">
            <text:p>128.3719379352</text:p>
          </table:table-cell>
          <table:table-cell office:value-type="float" office:value="1117" calcext:value-type="float">
            <text:p>111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formula="of:=2*[.$C$11]*SIN([.K33]/180*PI())" office:value-type="float" office:value="131.715101162209" calcext:value-type="float">
            <text:p>131.7151011622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lfa</text:p>
          </table:table-cell>
          <table:table-cell table:formula="of:=[.C14]*[.C13]/[.C24]" office:value-type="float" office:value="7843.22494762574" calcext:value-type="float">
            <text:p>7843.2249476257</text:p>
          </table:table-cell>
          <table:table-cell/>
          <table:table-cell table:formula="of:=[.E27]*[.C34]" office:value-type="float" office:value="99.2322875102956" calcext:value-type="float">
            <text:p>99.2322875103</text:p>
          </table:table-cell>
          <table:table-cell table:number-columns-repeated="5"/>
          <table:table-cell office:value-type="float" office:value="19.5" calcext:value-type="float">
            <text:p>19.5</text:p>
          </table:table-cell>
          <table:table-cell table:formula="of:=2*[.$C$11]*SIN([.K34]/180*PI())" office:value-type="float" office:value="135.048233774355" calcext:value-type="float">
            <text:p>135.0482337744</text:p>
          </table:table-cell>
          <table:table-cell office:value-type="float" office:value="1193" calcext:value-type="float">
            <text:p>11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beta</text:p>
          </table:table-cell>
          <table:table-cell table:formula="of:=[.C14]*[.C13]/[.C25]" office:value-type="float" office:value="8551.5240374297" calcext:value-type="float">
            <text:p>8551.5240374297</text:p>
          </table:table-cell>
          <table:table-cell/>
          <table:table-cell table:formula="of:=[.E28]*[.C35]" office:value-type="float" office:value="117.964329228681" calcext:value-type="float">
            <text:p>117.9643292287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2*[.$C$11]*SIN([.K35]/180*PI())" office:value-type="float" office:value="138.371081940639" calcext:value-type="float">
            <text:p>138.3710819406</text:p>
          </table:table-cell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0.5" calcext:value-type="float">
            <text:p>20.5</text:p>
          </table:table-cell>
          <table:table-cell table:formula="of:=2*[.$C$11]*SIN([.K36]/180*PI())" office:value-type="float" office:value="141.683392613307" calcext:value-type="float">
            <text:p>141.6833926133</text:p>
          </table:table-cell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Z-s)^2</text:p>
          </table:table-cell>
          <table:table-cell office:value-type="string" calcext:value-type="string">
            <text:p>Z-s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2*[.$C$11]*SIN([.K37]/180*PI())" office:value-type="float" office:value="144.984913547079" calcext:value-type="float">
            <text:p>144.9849135471</text:p>
          </table:table-cell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fa</text:p>
          </table:table-cell>
          <table:table-cell table:formula="of:=[.C30]/[.C16]/3*4" office:value-type="float" office:value="768.67311875066" calcext:value-type="float">
            <text:p>768.6731187507</text:p>
          </table:table-cell>
          <table:table-cell table:formula="of:=SQRT([.C38])" office:value-type="float" office:value="27.7249548015981" calcext:value-type="float">
            <text:p>27.7249548016</text:p>
          </table:table-cell>
          <table:table-cell table:formula="of:=29-[.D38]" office:value-type="float" office:value="1.27504519840185" calcext:value-type="float">
            <text:p>1.2750451984</text:p>
          </table:table-cell>
          <table:table-cell table:number-columns-repeated="5"/>
          <table:table-cell office:value-type="float" office:value="21.5" calcext:value-type="float">
            <text:p>21.5</text:p>
          </table:table-cell>
          <table:table-cell table:formula="of:=2*[.$C$11]*SIN([.K38]/180*PI())" office:value-type="float" office:value="148.275393318351" calcext:value-type="float">
            <text:p>148.2753933184</text:p>
          </table:table-cell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[.C31]/[.C16]/8*9" office:value-type="float" office:value="707.138249839231" calcext:value-type="float">
            <text:p>707.1382498392</text:p>
          </table:table-cell>
          <table:table-cell table:formula="of:=SQRT([.C39])" office:value-type="float" office:value="26.592071183705" calcext:value-type="float">
            <text:p>26.5920711837</text:p>
          </table:table-cell>
          <table:table-cell table:formula="of:=29-[.D39]" office:value-type="float" office:value="2.40792881629504" calcext:value-type="float">
            <text:p>2.4079288163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2*[.$C$11]*SIN([.K39]/180*PI())" office:value-type="float" office:value="151.554581344351" calcext:value-type="float">
            <text:p>151.5545813444</text:p>
          </table:table-cell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2.5" calcext:value-type="float">
            <text:p>22.5</text:p>
          </table:table-cell>
          <table:table-cell table:formula="of:=2*[.$C$11]*SIN([.K40]/180*PI())" office:value-type="float" office:value="154.822227902215" calcext:value-type="float">
            <text:p>154.8222279022</text:p>
          </table:table-cell>
          <table:table-cell office:value-type="float" office:value="1132" calcext:value-type="float">
            <text:p>113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formula="of:=2*[.$C$11]*SIN([.K41]/180*PI())" office:value-type="float" office:value="158.078084148004" calcext:value-type="float">
            <text:p>158.078084148</text:p>
          </table:table-cell>
          <table:table-cell office:value-type="float" office:value="18646" calcext:value-type="float">
            <text:p>1864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3.5" calcext:value-type="float">
            <text:p>23.5</text:p>
          </table:table-cell>
          <table:table-cell table:formula="of:=2*[.$C$11]*SIN([.K42]/180*PI())" office:value-type="float" office:value="161.321902135662" calcext:value-type="float">
            <text:p>161.3219021357</text:p>
          </table:table-cell>
          <table:table-cell office:value-type="float" office:value="11208" calcext:value-type="float">
            <text:p>1120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formula="of:=2*[.$C$11]*SIN([.K43]/180*PI())" office:value-type="float" office:value="164.553434835889" calcext:value-type="float">
            <text:p>164.5534348359</text:p>
          </table:table-cell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office:value-type="string" calcext:value-type="string">
            <text:p>lambdamin</text:p>
          </table:table-cell>
          <table:table-cell office:value-type="string" calcext:value-type="string">
            <text:p>lambda v m</text:p>
          </table:table-cell>
          <table:table-cell office:value-type="string" calcext:value-type="string">
            <text:p>h</text:p>
          </table:table-cell>
          <table:table-cell table:number-columns-repeated="5"/>
          <table:table-cell office:value-type="float" office:value="24.5" calcext:value-type="float">
            <text:p>24.5</text:p>
          </table:table-cell>
          <table:table-cell table:formula="of:=2*[.$C$11]*SIN([.K44]/180*PI())" office:value-type="float" office:value="167.772436154959" calcext:value-type="float">
            <text:p>167.772436155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1000" calcext:value-type="float">
            <text:p>2.10E+004</text:p>
          </table:table-cell>
          <table:table-cell table:formula="of:=[.L12]" office:value-type="float" office:value="59.7992502433934" calcext:value-type="float">
            <text:p>59.7992502434</text:p>
          </table:table-cell>
          <table:table-cell table:formula="of:=[.C45]*0.000000000001" office:value-type="float" office:value="0.0000000000597992502433934" calcext:value-type="float">
            <text:p>5.97992502433934E-011</text:p>
          </table:table-cell>
          <table:table-cell table:formula="of:=[.$C$18]*[.B45]*[.D45]/[.$C$13]" office:value-type="float" office:value="6.71127014912431E-034" calcext:value-type="float">
            <text:p>6.71127014912431E-034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2*[.$C$11]*SIN([.K45]/180*PI())" office:value-type="float" office:value="170.978660953458" calcext:value-type="float">
            <text:p>170.9786609535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000" calcext:value-type="float">
            <text:p>2.00E+004</text:p>
          </table:table-cell>
          <table:table-cell table:style-name="ce4" table:formula="of:=[.L59]" office:value-type="float" office:value="63.2886881162746" calcext:value-type="float">
            <text:p>63.28868812</text:p>
          </table:table-cell>
          <table:table-cell table:formula="of:=[.C46]*0.000000000001" office:value-type="float" office:value="0.0000000000632886881162746" calcext:value-type="float">
            <text:p>6.32886881162746E-011</text:p>
          </table:table-cell>
          <table:table-cell table:formula="of:=[.$C$18]*[.B46]*[.D46]/[.$C$13]" office:value-type="float" office:value="6.76465693216325E-034" calcext:value-type="float">
            <text:p>6.76465693216325E-034</text:p>
          </table:table-cell>
          <table:table-cell table:number-columns-repeated="5"/>
          <table:table-cell office:value-type="float" office:value="25.5" calcext:value-type="float">
            <text:p>25.5</text:p>
          </table:table-cell>
          <table:table-cell table:formula="of:=2*[.$C$11]*SIN([.K46]/180*PI())" office:value-type="float" office:value="174.171865064955" calcext:value-type="float">
            <text:p>174.171865065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000" calcext:value-type="float">
            <text:p>1.80E+004</text:p>
          </table:table-cell>
          <table:table-cell table:style-name="ce4" table:formula="of:=[.O59]" office:value-type="float" office:value="70.2528394589739" calcext:value-type="float">
            <text:p>70.25283946</text:p>
          </table:table-cell>
          <table:table-cell table:formula="of:=[.C47]*0.000000000001" office:value-type="float" office:value="0.0000000000702528394589739" calcext:value-type="float">
            <text:p>7.02528394589739E-011</text:p>
          </table:table-cell>
          <table:table-cell table:formula="of:=[.$C$18]*[.B47]*[.D47]/[.$C$13]" office:value-type="float" office:value="6.75812272991773E-034" calcext:value-type="float">
            <text:p>6.75812272991773E-034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2*[.$C$11]*SIN([.K47]/180*PI())" office:value-type="float" office:value="177.351805314593" calcext:value-type="float">
            <text:p>177.3518053146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45:.E47])" office:value-type="float" office:value="6.74468327040176E-034" calcext:value-type="float">
            <text:p>6.74468327040176E-034</text:p>
          </table:table-cell>
          <table:table-cell table:number-columns-repeated="5"/>
          <table:table-cell office:value-type="float" office:value="26.5" calcext:value-type="float">
            <text:p>26.5</text:p>
          </table:table-cell>
          <table:table-cell table:formula="of:=2*[.$C$11]*SIN([.K48]/180*PI())" office:value-type="float" office:value="180.518239537611" calcext:value-type="float">
            <text:p>180.5182395376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formula="of:=2*[.$C$11]*SIN([.K49]/180*PI())" office:value-type="float" office:value="183.670926597784" calcext:value-type="float">
            <text:p>183.6709265978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7.5" calcext:value-type="float">
            <text:p>27.5</text:p>
          </table:table-cell>
          <table:table-cell table:formula="of:=2*[.$C$11]*SIN([.K50]/180*PI())" office:value-type="float" office:value="186.809626405785" calcext:value-type="float">
            <text:p>186.8096264058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formula="of:=2*[.$C$11]*SIN([.K51]/180*PI())" office:value-type="float" office:value="189.934099937473" calcext:value-type="float">
            <text:p>189.9340999375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8.5" calcext:value-type="float">
            <text:p>28.5</text:p>
          </table:table-cell>
          <table:table-cell table:formula="of:=2*[.$C$11]*SIN([.K52]/180*PI())" office:value-type="float" office:value="193.04410925209" calcext:value-type="float">
            <text:p>193.0441092521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formula="of:=2*[.$C$11]*SIN([.K53]/180*PI())" office:value-type="float" office:value="196.139417510388" calcext:value-type="float">
            <text:p>196.1394175104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9.5" calcext:value-type="float">
            <text:p>29.5</text:p>
          </table:table-cell>
          <table:table-cell table:formula="of:=2*[.$C$11]*SIN([.K54]/180*PI())" office:value-type="float" office:value="199.219788992657" calcext:value-type="float">
            <text:p>199.2197889927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formula="of:=2*[.$C$11]*SIN([.K55]/180*PI())" office:value-type="float" office:value="202.284989116683" calcext:value-type="float">
            <text:p>202.2849891167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het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10"/>
          <table:table-cell table:style-name="ce6" office:value-type="string" calcext:value-type="string">
            <text:p>20 kV</text:p>
          </table:table-cell>
          <table:table-cell table:style-name="ce7"/>
          <table:table-cell/>
          <table:table-cell table:style-name="ce6" office:value-type="string" calcext:value-type="string">
            <text:p>18 kV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.5" calcext:value-type="float">
            <text:p>8.5</text:p>
          </table:table-cell>
          <table:table-cell table:style-name="ce7" table:formula="of:=2*[.$C$11]*SIN([.K58]/180*PI())" office:value-type="float" office:value="59.7992502433934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9.5" calcext:value-type="float">
            <text:p>9.5</text:p>
          </table:table-cell>
          <table:table-cell table:style-name="ce7" table:formula="of:=2*[.$C$11]*SIN([.N58]/180*PI())" office:value-type="float" office:value="66.7733063105237" calcext:value-type="float">
            <text:p>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7" table:formula="of:=2*[.$C$11]*SIN([.K59]/180*PI())" office:value-type="float" office:value="63.2886881162746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style-name="ce7" table:formula="of:=2*[.$C$11]*SIN([.N59]/180*PI())" office:value-type="float" office:value="70.2528394589739" calcext:value-type="float">
            <text:p>7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0"/>
          <table:table-cell office:value-type="float" office:value="9.5" calcext:value-type="float">
            <text:p>9.5</text:p>
          </table:table-cell>
          <table:table-cell table:style-name="ce7" table:formula="of:=2*[.$C$11]*SIN([.K60]/180*PI())" office:value-type="float" office:value="66.7733063105237" calcext:value-type="float">
            <text:p>67</text:p>
          </table:table-cell>
          <table:table-cell office:value-type="float" office:value="277" calcext:value-type="float">
            <text:p>277</text:p>
          </table:table-cell>
          <table:table-cell office:value-type="float" office:value="10.5" calcext:value-type="float">
            <text:p>10.5</text:p>
          </table:table-cell>
          <table:table-cell table:style-name="ce7" table:formula="of:=2*[.$C$11]*SIN([.N60]/180*PI())" office:value-type="float" office:value="73.7270225817043" calcext:value-type="float">
            <text:p>7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style-name="ce7" table:formula="of:=2*[.$C$11]*SIN([.K61]/180*PI())" office:value-type="float" office:value="70.2528394589739" calcext:value-type="float">
            <text:p>70</text:p>
          </table:table-cell>
          <table:table-cell office:value-type="string" calcext:value-type="string">
            <text:p>&gt;800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 table:number-rows-repeated="25">
          <table:table-cell/>
          <table:table-cell table:style-name="ce2"/>
          <table:table-cell table:style-name="ce5"/>
          <table:table-cell/>
          <table:table-cell table:style-name="ce2"/>
          <table:table-cell table:style-name="ce5"/>
          <table:table-cell table:number-columns-repeated="10"/>
        </table:table-row>
        <table:table-row table:style-name="ro1">
          <table:table-cell/>
          <table:table-cell table:style-name="ce2"/>
          <table:table-cell table:style-name="ce5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06:08:33.766737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04-19T06:41:00.385627749</dc:date>
    <dc:creator>Vladislav Wohlrath</dc:creator>
    <meta:editing-duration>PT3H35M56S</meta:editing-duration>
    <meta:editing-cycles>20</meta:editing-cycles>
    <meta:document-statistic meta:table-count="1" meta:cell-count="330" meta:object-count="0"/>
  </office:meta>
</office:document-meta>
</file>